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1" svg:font-family="'Liberation Mono'"/>
    <style:font-face style:name="Liberation Mono" svg:font-family="'Liberation Mono'" style:font-adornments="Standard" style:font-family-generic="modern" style:font-pitch="fixed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937in"/>
    </style:style>
    <style:style style:name="co2" style:family="table-column">
      <style:table-column-properties fo:break-before="auto" style:column-width="1.2846in"/>
    </style:style>
    <style:style style:name="co3" style:family="table-column">
      <style:table-column-properties fo:break-before="auto" style:column-width="1.104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5417in"/>
    </style:style>
    <style:style style:name="co6" style:family="table-column">
      <style:table-column-properties fo:break-before="auto" style:column-width="1.25in"/>
    </style:style>
    <style:style style:name="co7" style:family="table-column">
      <style:table-column-properties fo:break-before="auto" style:column-width="1.198in"/>
    </style:style>
    <style:style style:name="co8" style:family="table-column">
      <style:table-column-properties fo:break-before="auto" style:column-width="1.5756in"/>
    </style:style>
    <style:style style:name="co9" style:family="table-column">
      <style:table-column-properties fo:break-before="auto" style:column-width="1.1772in"/>
    </style:style>
    <style:style style:name="co10" style:family="table-column">
      <style:table-column-properties fo:break-before="auto" style:column-width="1.511in"/>
    </style:style>
    <style:style style:name="co11" style:family="table-column">
      <style:table-column-properties fo:break-before="auto" style:column-width="1.5972in"/>
    </style:style>
    <style:style style:name="co12" style:family="table-column">
      <style:table-column-properties fo:break-before="auto" style:column-width="1.4256in"/>
    </style:style>
    <style:style style:name="co13" style:family="table-column">
      <style:table-column-properties fo:break-before="auto" style:column-width="1.4154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3" style:family="table-cell" style:parent-style-name="Default">
      <style:table-cell-properties fo:background-color="#000000"/>
      <style:text-properties fo:color="#696aff"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fo:background-color="#000000"/>
      <style:text-properties fo:color="#ffff00"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fo:background-color="#000000"/>
      <style:text-properties fo:color="#5eb91e"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in"/>
      <style:text-properties fo:color="#696aff"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ext-properties fo:color="#696aff"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in"/>
      <style:text-properties fo:color="#696aff" style:font-name="Liberation Mono1" fo:font-size="14pt" fo:font-weight="bold" style:font-name-asian="Liberation Mono1" style:font-size-asian="14pt" style:font-weight-asian="normal" style:font-name-complex="Liberation Mono1" style:font-size-complex="14pt" style:font-weight-complex="normal"/>
    </style:style>
    <style:style style:name="ce4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>
      <style:table-cell-properties fo:background-color="#000000"/>
      <style:text-properties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  <style:map style:condition="cell-content-is-between(1,9)" style:apply-style-name="Low" style:base-cell-address="'STEP 2'.D4"/>
      <style:map style:condition="cell-content-is-between(10,15)" style:apply-style-name="Mid" style:base-cell-address="'STEP 2'.D4"/>
      <style:map style:condition="cell-content-is-between(16,20)" style:apply-style-name="High" style:base-cell-address="'STEP 2'.D4"/>
      <style:map style:condition="cell-content()=&quot;?&quot;" style:apply-style-name="Low" style:base-cell-address="'STEP 2'.D4"/>
      <style:map style:condition="cell-content()=&quot;N/A&quot;" style:apply-style-name="Default" style:base-cell-address="'STEP 2'.D4"/>
    </style:style>
    <style:style style:name="ce44" style:family="table-cell" style:parent-style-name="Default">
      <style:table-cell-properties fo:background-color="transparent"/>
      <style:text-properties fo:color="#ffffff" fo:font-size="14pt" fo:font-weight="bold" style:font-size-asian="14pt" style:font-weight-asian="bold" style:font-size-complex="14pt" style:font-weight-complex="bold"/>
      <style:map style:condition="cell-content-is-between(1,9)" style:apply-style-name="Low" style:base-cell-address="'STEP 2'.D4"/>
      <style:map style:condition="cell-content-is-between(10,15)" style:apply-style-name="Mid" style:base-cell-address="'STEP 2'.D4"/>
      <style:map style:condition="cell-content-is-between(16,20)" style:apply-style-name="High" style:base-cell-address="'STEP 2'.D4"/>
      <style:map style:condition="cell-content()=&quot;?&quot;" style:apply-style-name="Low" style:base-cell-address="'STEP 2'.D4"/>
      <style:map style:condition="cell-content()=&quot;N/A&quot;" style:apply-style-name="Default" style:base-cell-address="'STEP 2'.D4"/>
    </style:style>
    <style:style style:name="ce45" style:family="table-cell" style:parent-style-name="Default">
      <style:table-cell-properties fo:background-color="#000000"/>
      <style:text-properties fo:font-size="14pt" fo:font-weight="bold" style:font-size-asian="14pt" style:font-weight-asian="bold" style:font-size-complex="14pt" style:font-weight-complex="bold"/>
      <style:map style:condition="cell-content-is-between(1,9)" style:apply-style-name="Low" style:base-cell-address="'STEP 2'.D4"/>
      <style:map style:condition="cell-content-is-between(10,15)" style:apply-style-name="Mid" style:base-cell-address="'STEP 2'.D4"/>
      <style:map style:condition="cell-content-is-between(16,20)" style:apply-style-name="High" style:base-cell-address="'STEP 2'.D4"/>
      <style:map style:condition="cell-content()=&quot;?&quot;" style:apply-style-name="Low" style:base-cell-address="'STEP 2'.D4"/>
      <style:map style:condition="cell-content()=&quot;N/A&quot;" style:apply-style-name="Default" style:base-cell-address="'STEP 2'.D4"/>
    </style:style>
    <style:style style:name="ce14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  <style:map style:condition="cell-content-is-between(1,9)" style:apply-style-name="Low" style:base-cell-address="'STEP 3'.D4"/>
      <style:map style:condition="cell-content-is-between(10,15)" style:apply-style-name="Mid" style:base-cell-address="'STEP 3'.D4"/>
      <style:map style:condition="cell-content-is-between(16,20)" style:apply-style-name="High" style:base-cell-address="'STEP 3'.D4"/>
      <style:map style:condition="cell-content()=&quot;?&quot;" style:apply-style-name="Low" style:base-cell-address="'STEP 3'.D4"/>
      <style:map style:condition="cell-content()=&quot;N/A&quot;" style:apply-style-name="Default" style:base-cell-address="'STEP 3'.D4"/>
    </style:style>
    <style:style style:name="ce15" style:family="table-cell" style:parent-style-name="Default">
      <style:table-cell-properties fo:background-color="transparent"/>
      <style:text-properties fo:color="#ffffff" fo:font-size="14pt" fo:font-weight="bold" style:font-size-asian="14pt" style:font-weight-asian="bold" style:font-size-complex="14pt" style:font-weight-complex="bold"/>
      <style:map style:condition="cell-content-is-between(1,9)" style:apply-style-name="Low" style:base-cell-address="'STEP 3'.D4"/>
      <style:map style:condition="cell-content-is-between(10,15)" style:apply-style-name="Mid" style:base-cell-address="'STEP 3'.D4"/>
      <style:map style:condition="cell-content-is-between(16,20)" style:apply-style-name="High" style:base-cell-address="'STEP 3'.D4"/>
      <style:map style:condition="cell-content()=&quot;?&quot;" style:apply-style-name="Low" style:base-cell-address="'STEP 3'.D4"/>
      <style:map style:condition="cell-content()=&quot;N/A&quot;" style:apply-style-name="Default" style:base-cell-address="'STEP 3'.D4"/>
    </style:style>
    <style:style style:name="ce16" style:family="table-cell" style:parent-style-name="Default">
      <style:table-cell-properties fo:background-color="#000000"/>
      <style:text-properties fo:font-size="14pt" fo:font-weight="bold" style:font-size-asian="14pt" style:font-weight-asian="bold" style:font-size-complex="14pt" style:font-weight-complex="bold"/>
      <style:map style:condition="cell-content-is-between(1,9)" style:apply-style-name="Low" style:base-cell-address="'STEP 3'.D4"/>
      <style:map style:condition="cell-content-is-between(10,15)" style:apply-style-name="Mid" style:base-cell-address="'STEP 3'.D4"/>
      <style:map style:condition="cell-content-is-between(16,20)" style:apply-style-name="High" style:base-cell-address="'STEP 3'.D4"/>
      <style:map style:condition="cell-content()=&quot;?&quot;" style:apply-style-name="Low" style:base-cell-address="'STEP 3'.D4"/>
      <style:map style:condition="cell-content()=&quot;N/A&quot;" style:apply-style-name="Default" style:base-cell-address="'STEP 3'.D4"/>
    </style:style>
    <style:style style:name="ce17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  <style:map style:condition="cell-content-is-between(1,9)" style:apply-style-name="Low" style:base-cell-address="'STEP 1'.D4"/>
      <style:map style:condition="cell-content-is-between(10,15)" style:apply-style-name="Mid" style:base-cell-address="'STEP 1'.D4"/>
      <style:map style:condition="cell-content-is-between(16,20)" style:apply-style-name="High" style:base-cell-address="'STEP 1'.D4"/>
      <style:map style:condition="cell-content()=&quot;?&quot;" style:apply-style-name="Low" style:base-cell-address="'STEP 1'.D4"/>
      <style:map style:condition="cell-content()=&quot;N/A&quot;" style:apply-style-name="Default" style:base-cell-address="'STEP 1'.D4"/>
    </style:style>
    <style:style style:name="ce18" style:family="table-cell" style:parent-style-name="Default">
      <style:table-cell-properties fo:background-color="transparent"/>
      <style:text-properties fo:color="#ffffff" fo:font-size="14pt" fo:font-weight="bold" style:font-size-asian="14pt" style:font-weight-asian="bold" style:font-size-complex="14pt" style:font-weight-complex="bold"/>
      <style:map style:condition="cell-content-is-between(1,9)" style:apply-style-name="Low" style:base-cell-address="'STEP 1'.D4"/>
      <style:map style:condition="cell-content-is-between(10,15)" style:apply-style-name="Mid" style:base-cell-address="'STEP 1'.D4"/>
      <style:map style:condition="cell-content-is-between(16,20)" style:apply-style-name="High" style:base-cell-address="'STEP 1'.D4"/>
      <style:map style:condition="cell-content()=&quot;?&quot;" style:apply-style-name="Low" style:base-cell-address="'STEP 1'.D4"/>
      <style:map style:condition="cell-content()=&quot;N/A&quot;" style:apply-style-name="Default" style:base-cell-address="'STEP 1'.D4"/>
    </style:style>
    <style:style style:name="ce19" style:family="table-cell" style:parent-style-name="Default">
      <style:table-cell-properties fo:background-color="#000000"/>
      <style:text-properties fo:font-size="14pt" fo:font-weight="bold" style:font-size-asian="14pt" style:font-weight-asian="bold" style:font-size-complex="14pt" style:font-weight-complex="bold"/>
      <style:map style:condition="cell-content-is-between(1,9)" style:apply-style-name="Low" style:base-cell-address="'STEP 1'.D4"/>
      <style:map style:condition="cell-content-is-between(10,15)" style:apply-style-name="Mid" style:base-cell-address="'STEP 1'.D4"/>
      <style:map style:condition="cell-content-is-between(16,20)" style:apply-style-name="High" style:base-cell-address="'STEP 1'.D4"/>
      <style:map style:condition="cell-content()=&quot;?&quot;" style:apply-style-name="Low" style:base-cell-address="'STEP 1'.D4"/>
      <style:map style:condition="cell-content()=&quot;N/A&quot;" style:apply-style-name="Default" style:base-cell-address="'STEP 1'.D4"/>
    </style:style>
  </office:automatic-styles>
  <office:body>
    <office:spreadsheet>
      <table:calculation-settings table:automatic-find-labels="false" table:use-regular-expressions="false" table:use-wildcards="true"/>
      <table:table table:name="STEP 2" table:style-name="ta1">
        <table:table-column table:style-name="co1" table:default-cell-style-name="ce35"/>
        <table:table-column table:style-name="co2" table:default-cell-style-name="ce33"/>
        <table:table-column table:style-name="co3" table:default-cell-style-name="ce40"/>
        <table:table-column table:style-name="co4" table:number-columns-repeated="13" table:default-cell-style-name="ce43"/>
        <table:table-column table:style-name="co4" table:default-cell-style-name="ce45"/>
        <table:table-row table:style-name="ro1">
          <table:table-cell table:style-name="ce33" office:value-type="string" calcext:value-type="string">
            <text:p>STEP 2</text:p>
          </table:table-cell>
          <table:table-cell office:value-type="string" calcext:value-type="string">
            <text:p>Timed</text:p>
          </table:table-cell>
          <table:table-cell/>
          <table:table-cell table:style-name="ce42" table:number-columns-repeated="14"/>
        </table:table-row>
        <table:table-row table:style-name="ro1">
          <table:table-cell table:style-name="ce34" office:value-type="string" calcext:value-type="string">
            <text:p>Question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Grade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Year/Comments</text:p>
          </table:table-cell>
          <table:table-cell table:style-name="ce35"/>
          <table:table-cell/>
          <table:table-cell table:style-name="ce42" table:number-columns-repeated="14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table:style-name="ce43"/>
        </table:table-row>
        <table:table-row table:style-name="ro1">
          <table:table-cell table:style-name="ce34"/>
          <table:table-cell table:number-columns-repeated="4"/>
          <table:table-cell table:style-name="ce44"/>
          <table:table-cell table:number-columns-repeated="10"/>
          <table:table-cell table:style-name="ce43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formula="of:=SUM([.D6:.Q6])" office:value-type="float" office:value="0" calcext:value-type="float">
            <text:p>0</text:p>
          </table:table-cell>
          <table:table-cell table:number-columns-repeated="3"/>
          <table:table-cell table:style-name="ce44"/>
          <table:table-cell table:number-columns-repeated="10"/>
          <table:table-cell table:style-name="ce43"/>
        </table:table-row>
        <table:table-row table:style-name="ro1">
          <table:table-cell table:number-columns-repeated="16"/>
          <table:table-cell table:style-name="ce43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SUM([.D8:.Q8])" office:value-type="float" office:value="0" calcext:value-type="float">
            <text:p>0</text:p>
          </table:table-cell>
          <table:table-cell table:number-columns-repeated="14"/>
          <table:table-cell table:style-name="ce43"/>
        </table:table-row>
        <table:table-row table:style-name="ro1">
          <table:table-cell table:number-columns-repeated="16"/>
          <table:table-cell table:style-name="ce43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table:style-name="ce43"/>
        </table:table-row>
        <table:table-row table:style-name="ro1">
          <table:table-cell table:number-columns-repeated="16"/>
          <table:table-cell table:style-name="ce43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table:style-name="ce43"/>
        </table:table-row>
        <table:table-row table:style-name="ro1">
          <table:table-cell table:number-columns-repeated="16"/>
          <table:table-cell table:style-name="ce43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formula="of:=SUM([.D14:.Q14])" office:value-type="float" office:value="0" calcext:value-type="float">
            <text:p>0</text:p>
          </table:table-cell>
          <table:table-cell table:number-columns-repeated="14"/>
          <table:table-cell table:style-name="ce43"/>
        </table:table-row>
        <table:table-row table:style-name="ro1">
          <table:table-cell table:number-columns-repeated="16"/>
          <table:table-cell table:style-name="ce43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SUM([.D16:.Q16])" office:value-type="float" office:value="0" calcext:value-type="float">
            <text:p>0</text:p>
          </table:table-cell>
          <table:table-cell table:number-columns-repeated="14"/>
          <table:table-cell table:style-name="ce43"/>
        </table:table-row>
        <table:table-row table:style-name="ro1">
          <table:table-cell table:number-columns-repeated="16"/>
          <table:table-cell table:style-name="ce43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formula="of:=SUM([.D18:.Q18])" office:value-type="float" office:value="0" calcext:value-type="float">
            <text:p>0</text:p>
          </table:table-cell>
          <table:table-cell table:number-columns-repeated="14"/>
          <table:table-cell table:style-name="ce43"/>
        </table:table-row>
        <table:table-row table:style-name="ro1">
          <table:table-cell table:number-columns-repeated="16"/>
          <table:table-cell table:style-name="ce43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formula="of:=SUM([.D20:.Q20])" office:value-type="float" office:value="0" calcext:value-type="float">
            <text:p>0</text:p>
          </table:table-cell>
          <table:table-cell table:number-columns-repeated="14"/>
          <table:table-cell table:style-name="ce43"/>
        </table:table-row>
        <table:table-row table:style-name="ro1">
          <table:table-cell table:number-columns-repeated="16"/>
          <table:table-cell table:style-name="ce43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SUM([.D22:.Q22])" office:value-type="float" office:value="0" calcext:value-type="float">
            <text:p>0</text:p>
          </table:table-cell>
          <table:table-cell table:number-columns-repeated="14"/>
          <table:table-cell table:style-name="ce43"/>
        </table:table-row>
        <table:table-row table:style-name="ro1">
          <table:table-cell table:number-columns-repeated="16"/>
          <table:table-cell table:style-name="ce43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SUM([.D24:.Q24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formula="of:=SUM([.D26:.Q26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SUM([.D28:.Q28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SUM([.D30:.Q30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SUM([.D32:.Q32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SUM([.D34:.Q34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SUM([.D36:.Q36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SUM([.D38:.Q38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formula="of:=SUM([.D40:.Q40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formula="of:=SUM([.D42:.Q42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formula="of:=SUM([.D44:.Q44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formula="of:=SUM([.D46:.Q46])" office:value-type="float" office:value="0" calcext:value-type="float">
            <text:p>0</text:p>
          </table:table-cell>
          <table:table-cell table:number-columns-repeated="13"/>
          <table:table-cell table:style-name="ce45"/>
          <table:table-cell/>
        </table:table-row>
        <table:table-row table:style-name="ro1">
          <table:table-cell table:number-columns-repeated="15"/>
          <table:table-cell table:style-name="ce45"/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table:formula="of:=SUM([.D48:.Q48])" office:value-type="float" office:value="0" calcext:value-type="float">
            <text:p>0</text:p>
          </table:table-cell>
          <table:table-cell table:number-columns-repeated="13"/>
          <table:table-cell table:style-name="ce45"/>
          <table:table-cell/>
        </table:table-row>
        <table:table-row table:style-name="ro1">
          <table:table-cell table:style-name="ce36"/>
          <table:table-cell table:style-name="ce38"/>
          <table:table-cell table:style-name="ce41"/>
          <table:table-cell table:number-columns-repeated="12"/>
          <table:table-cell table:style-name="ce45"/>
          <table:table-cell/>
        </table:table-row>
        <table:table-row table:style-name="ro1">
          <table:table-cell table:style-name="ce37" office:value-type="string" calcext:value-type="string">
            <text:p>Papers</text:p>
          </table:table-cell>
          <table:table-cell table:style-name="ce37" table:formula="of:=COUNTIF([.B4:.B48]; &quot;&gt;0&quot;)&amp;&quot;/22&quot;" office:value-type="string" office:string-value="0/22" calcext:value-type="string">
            <text:p>0/22</text:p>
          </table:table-cell>
          <table:table-cell table:style-name="Default" table:number-columns-repeated="15"/>
        </table:table-row>
        <table:table-row table:style-name="ro1">
          <table:table-cell table:style-name="ce37" office:value-type="string" calcext:value-type="string">
            <text:p>Attempts</text:p>
          </table:table-cell>
          <table:table-cell table:style-name="ce37" table:formula="of:=COUNT([.D4:.Q49])&amp;&quot;/291&quot;" office:value-type="string" office:string-value="0/291" calcext:value-type="string">
            <text:p>0/291</text:p>
          </table:table-cell>
          <table:table-cell table:style-name="Default" table:number-columns-repeated="15"/>
        </table:table-row>
        <table:table-row table:style-name="ro1">
          <table:table-cell table:style-name="ce37" office:value-type="string" calcext:value-type="string">
            <text:p>Mean</text:p>
          </table:table-cell>
          <table:table-cell table:style-name="ce39" table:formula="of:=(SUM([.B4:.B48])/COUNTIF([.B4:.B48];&quot;&gt;5&quot;))" office:value-type="string" office:string-value="" calcext:value-type="error">
            <text:p>#DIV/0!</text:p>
          </table:table-cell>
          <table:table-cell table:style-name="Default" table:number-columns-repeated="15"/>
        </table:table-row>
        <table:table-row table:style-name="ro1">
          <table:table-cell table:style-name="ce37" office:value-type="string" calcext:value-type="string">
            <text:p>S.d</text:p>
          </table:table-cell>
          <table:table-cell table:style-name="ce37" table:formula="of:= FLOOR(SQRT( (SUMSQ([.B4:.B47])/COUNTIF([.B4:.B48];&quot;&gt;5&quot;)) - [.B52]^2 ); 0.1)" office:value-type="string" office:string-value="" calcext:value-type="error">
            <text:p>#DIV/0!</text:p>
          </table:table-cell>
          <table:table-cell table:style-name="Default" table:number-columns-repeated="15"/>
        </table:table-row>
        <calcext:conditional-formats>
          <calcext:conditional-format calcext:target-range-address="'STEP 2'.D4:'STEP 2'.Q49">
            <calcext:condition calcext:apply-style-name="Low" calcext:value="between(1,9)" calcext:base-cell-address="'STEP 2'.D4"/>
            <calcext:condition calcext:apply-style-name="Mid" calcext:value="between(10,15)" calcext:base-cell-address="'STEP 2'.D4"/>
            <calcext:condition calcext:apply-style-name="High" calcext:value="between(16,20)" calcext:base-cell-address="'STEP 2'.D4"/>
            <calcext:condition calcext:apply-style-name="Low" calcext:value="=&quot;?&quot;" calcext:base-cell-address="'STEP 2'.D4"/>
            <calcext:condition calcext:apply-style-name="Default" calcext:value="=&quot;N/A&quot;" calcext:base-cell-address="'STEP 2'.D4"/>
          </calcext:conditional-format>
        </calcext:conditional-formats>
      </table:table>
      <table:table table:name="STEP 3" table:style-name="ta1">
        <table:table-column table:style-name="co5" table:default-cell-style-name="ce35"/>
        <table:table-column table:style-name="co6" table:default-cell-style-name="ce33"/>
        <table:table-column table:style-name="co7" table:default-cell-style-name="ce40"/>
        <table:table-column table:style-name="co4" table:number-columns-repeated="13" table:default-cell-style-name="ce14"/>
        <table:table-column table:style-name="co4" table:default-cell-style-name="ce16"/>
        <table:table-row table:style-name="ro1">
          <table:table-cell table:style-name="ce33" office:value-type="string" calcext:value-type="string">
            <text:p>STEP 3</text:p>
          </table:table-cell>
          <table:table-cell office:value-type="string" calcext:value-type="string">
            <text:p>Timed</text:p>
          </table:table-cell>
          <table:table-cell/>
          <table:table-cell table:style-name="ce42" table:number-columns-repeated="14"/>
        </table:table-row>
        <table:table-row table:style-name="ro1">
          <table:table-cell table:style-name="ce34" office:value-type="string" calcext:value-type="string">
            <text:p>Question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Grade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Year/Comments</text:p>
          </table:table-cell>
          <table:table-cell table:style-name="ce35"/>
          <table:table-cell/>
          <table:table-cell table:style-name="ce42" table:number-columns-repeated="14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table:style-name="ce14"/>
        </table:table-row>
        <table:table-row table:style-name="ro3">
          <table:table-cell table:style-name="ce34"/>
          <table:table-cell table:number-columns-repeated="4"/>
          <table:table-cell table:style-name="ce15"/>
          <table:table-cell table:number-columns-repeated="5"/>
          <table:table-cell table:style-name="ce16" office:value-type="string" calcext:value-type="string">
            <text:p>Inertia</text:p>
          </table:table-cell>
          <table:table-cell table:number-columns-repeated="4"/>
          <table:table-cell table:style-name="ce14"/>
        </table:table-row>
        <table:table-row table:style-name="ro3">
          <table:table-cell office:value-type="float" office:value="1999" calcext:value-type="float">
            <text:p>1999</text:p>
          </table:table-cell>
          <table:table-cell table:formula="of:=SUM([.D6:.Q6])" office:value-type="float" office:value="0" calcext:value-type="float">
            <text:p>0</text:p>
          </table:table-cell>
          <table:table-cell table:number-columns-repeated="3"/>
          <table:table-cell table:style-name="ce15"/>
          <table:table-cell table:number-columns-repeated="3"/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2"/>
          <table:table-cell table:style-name="ce14"/>
        </table:table-row>
        <table:table-row table:style-name="ro3">
          <table:table-cell table:number-columns-repeated="9"/>
          <table:table-cell table:style-name="ce16" office:value-type="string" calcext:value-type="string">
            <text:p>Groups</text:p>
          </table:table-cell>
          <table:table-cell table:number-columns-repeated="3"/>
          <table:table-cell table:style-name="ce16" office:value-type="string" calcext:value-type="string">
            <text:p>Inertia</text:p>
          </table:table-cell>
          <table:table-cell table:number-columns-repeated="2"/>
          <table:table-cell table:style-name="ce14"/>
        </table:table-row>
        <table:table-row table:style-name="ro3">
          <table:table-cell office:value-type="float" office:value="2000" calcext:value-type="float">
            <text:p>2000</text:p>
          </table:table-cell>
          <table:table-cell table:formula="of:=SUM([.D8:.Q8])"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ce14"/>
        </table:table-row>
        <table:table-row table:style-name="ro3">
          <table:table-cell table:number-columns-repeated="13"/>
          <table:table-cell table:style-name="ce16" office:value-type="string" calcext:value-type="string">
            <text:p>Inertia</text:p>
          </table:table-cell>
          <table:table-cell/>
          <table:table-cell table:style-name="ce16" office:value-type="string" calcext:value-type="string">
            <text:p>PGF</text:p>
          </table:table-cell>
          <table:table-cell table:style-name="ce14"/>
        </table:table-row>
        <table:table-row table:style-name="ro3"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N/A</text:p>
          </table:table-cell>
          <table:table-cell table:number-columns-repeated="2"/>
          <table:table-cell table:style-name="ce14" office:value-type="string" calcext:value-type="string">
            <text:p>N/A</text:p>
          </table:table-cell>
        </table:table-row>
        <table:table-row table:style-name="ro3">
          <table:table-cell table:number-columns-repeated="13"/>
          <table:table-cell table:style-name="ce16" office:value-type="string" calcext:value-type="string">
            <text:p>Inertia</text:p>
          </table:table-cell>
          <table:table-cell table:number-columns-repeated="2"/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table:formula="of:=SUM([.D12:.Q12])" office:value-type="float" office:value="0" calcext:value-type="float">
            <text:p>0</text:p>
          </table:table-cell>
          <table:table-cell table:number-columns-repeated="14"/>
          <table:table-cell table:style-name="ce14"/>
        </table:table-row>
        <table:table-row table:style-name="ro1">
          <table:table-cell table:number-columns-repeated="16"/>
          <table:table-cell table:style-name="ce14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formula="of:=SUM([.D14:.Q14])" office:value-type="float" office:value="0" calcext:value-type="float">
            <text:p>0</text:p>
          </table:table-cell>
          <table:table-cell table:number-columns-repeated="14"/>
          <table:table-cell table:style-name="ce14"/>
        </table:table-row>
        <table:table-row table:style-name="ro1">
          <table:table-cell table:number-columns-repeated="16"/>
          <table:table-cell table:style-name="ce14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SUM([.D16:.Q16])" office:value-type="float" office:value="0" calcext:value-type="float">
            <text:p>0</text:p>
          </table:table-cell>
          <table:table-cell table:number-columns-repeated="14"/>
          <table:table-cell table:style-name="ce14"/>
        </table:table-row>
        <table:table-row table:style-name="ro1">
          <table:table-cell table:number-columns-repeated="16"/>
          <table:table-cell table:style-name="ce14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formula="of:=SUM([.D18:.Q18])" office:value-type="float" office:value="0" calcext:value-type="float">
            <text:p>0</text:p>
          </table:table-cell>
          <table:table-cell table:number-columns-repeated="14"/>
          <table:table-cell table:style-name="ce14"/>
        </table:table-row>
        <table:table-row table:style-name="ro1">
          <table:table-cell table:number-columns-repeated="16"/>
          <table:table-cell table:style-name="ce14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formula="of:=SUM([.D20:.Q20])" office:value-type="float" office:value="0" calcext:value-type="float">
            <text:p>0</text:p>
          </table:table-cell>
          <table:table-cell table:number-columns-repeated="14"/>
          <table:table-cell table:style-name="ce14"/>
        </table:table-row>
        <table:table-row table:style-name="ro1">
          <table:table-cell table:number-columns-repeated="16"/>
          <table:table-cell table:style-name="ce14"/>
        </table:table-row>
        <table:table-row table:style-name="ro3">
          <table:table-cell office:value-type="float" office:value="2007" calcext:value-type="float">
            <text:p>2007</text:p>
          </table:table-cell>
          <table:table-cell table:formula="of:=SUM([.D22:.Q22])" office:value-type="float" office:value="0" calcext:value-type="float">
            <text:p>0</text:p>
          </table:table-cell>
          <table:table-cell table:number-columns-repeated="12"/>
          <table:table-cell office:value-type="string" calcext:value-type="string">
            <text:p>N/A</text:p>
          </table:table-cell>
          <table:table-cell/>
          <table:table-cell table:style-name="ce14"/>
        </table:table-row>
        <table:table-row table:style-name="ro3">
          <table:table-cell table:number-columns-repeated="14"/>
          <table:table-cell table:style-name="ce16" office:value-type="string" calcext:value-type="string">
            <text:p>Cov</text:p>
          </table:table-cell>
          <table:table-cell/>
          <table:table-cell table:style-name="ce14"/>
        </table:table-row>
        <table:table-row table:style-name="ro3">
          <table:table-cell office:value-type="float" office:value="2008" calcext:value-type="float">
            <text:p>2008</text:p>
          </table:table-cell>
          <table:table-cell table:formula="of:=SUM([.D24:.Q24])"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/>
        </table:table-row>
        <table:table-row table:style-name="ro3">
          <table:table-cell table:number-columns-repeated="13"/>
          <table:table-cell table:style-name="ce16" office:value-type="string" calcext:value-type="string">
            <text:p>Inertia</text:p>
          </table:table-cell>
          <table:table-cell/>
          <table:table-cell table:style-name="ce16" office:value-type="string" calcext:value-type="string">
            <text:p>MGF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table:formula="of:=SUM([.D26:.Q26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3">
          <table:table-cell office:value-type="float" office:value="2010" calcext:value-type="float">
            <text:p>2010</text:p>
          </table:table-cell>
          <table:table-cell table:formula="of:=SUM([.D28:.Q28])" office:value-type="float" office:value="0" calcext:value-type="float">
            <text:p>0</text:p>
          </table:table-cell>
          <table:table-cell table:number-columns-repeated="13"/>
          <table:table-cell office:value-type="string" calcext:value-type="string">
            <text:p>N/A</text:p>
          </table:table-cell>
          <table:table-cell/>
        </table:table-row>
        <table:table-row table:style-name="ro3">
          <table:table-cell table:number-columns-repeated="15"/>
          <table:table-cell table:style-name="ce16" office:value-type="string" calcext:value-type="string">
            <text:p>Cov</text:p>
          </table:table-cell>
          <table:table-cell/>
        </table:table-row>
        <table:table-row table:style-name="ro3">
          <table:table-cell office:value-type="float" office:value="2011" calcext:value-type="float">
            <text:p>2011</text:p>
          </table:table-cell>
          <table:table-cell table:formula="of:=SUM([.D30:.Q30])" office:value-type="float" office:value="0" calcext:value-type="float">
            <text:p>0</text:p>
          </table:table-cell>
          <table:table-cell table:number-columns-repeated="12"/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3">
          <table:table-cell table:number-columns-repeated="14"/>
          <table:table-cell table:style-name="ce16" office:value-type="string" calcext:value-type="string">
            <text:p>PGF</text:p>
          </table:table-cell>
          <table:table-cell table:number-columns-repeated="2"/>
        </table:table-row>
        <table:table-row table:style-name="ro3">
          <table:table-cell office:value-type="float" office:value="2012" calcext:value-type="float">
            <text:p>2012</text:p>
          </table:table-cell>
          <table:table-cell table:formula="of:=SUM([.D32:.Q32])"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N/A</text:p>
          </table:table-cell>
          <table:table-cell table:number-columns-repeated="5"/>
        </table:table-row>
        <table:table-row table:style-name="ro3">
          <table:table-cell table:number-columns-repeated="11"/>
          <table:table-cell table:style-name="ce16" office:value-type="string" calcext:value-type="string">
            <text:p>Inertia</text:p>
          </table:table-cell>
          <table:table-cell table:number-columns-repeated="5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SUM([.D34:.Q34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SUM([.D36:.Q36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SUM([.D38:.Q38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formula="of:=SUM([.D40:.Q40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3">
          <table:table-cell office:value-type="float" office:value="2017" calcext:value-type="float">
            <text:p>2017</text:p>
          </table:table-cell>
          <table:table-cell table:formula="of:=SUM([.D42:.Q42])"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3">
          <table:table-cell table:number-columns-repeated="12"/>
          <table:table-cell table:style-name="ce16" office:value-type="string" calcext:value-type="string">
            <text:p>Inertia</text:p>
          </table:table-cell>
          <table:table-cell/>
          <table:table-cell table:style-name="ce16" office:value-type="string" calcext:value-type="string">
            <text:p>Cov</text:p>
          </table:table-cell>
          <table:table-cell table:number-columns-repeated="2"/>
        </table:table-row>
        <table:table-row table:style-name="ro3">
          <table:table-cell office:value-type="float" office:value="2018" calcext:value-type="float">
            <text:p>2018</text:p>
          </table:table-cell>
          <table:table-cell table:formula="of:=SUM([.D44:.Q44])"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/A</text:p>
          </table:table-cell>
          <table:table-cell/>
        </table:table-row>
        <table:table-row table:style-name="ro3">
          <table:table-cell table:number-columns-repeated="12"/>
          <table:table-cell table:style-name="ce16" office:value-type="string" calcext:value-type="string">
            <text:p>Inertia</text:p>
          </table:table-cell>
          <table:table-cell table:number-columns-repeated="2"/>
          <table:table-cell table:style-name="ce16" office:value-type="string" calcext:value-type="string">
            <text:p>PGF</text:p>
          </table:table-cell>
          <table:table-cell/>
        </table:table-row>
        <table:table-row table:style-name="ro1">
          <table:table-cell office:value-type="float" office:value="2019" calcext:value-type="float">
            <text:p>2019</text:p>
          </table:table-cell>
          <table:table-cell table:formula="of:=SUM([.D46:.Q46])" office:value-type="float" office:value="0" calcext:value-type="float">
            <text:p>0</text:p>
          </table:table-cell>
          <table:table-cell table:number-columns-repeated="13"/>
          <table:table-cell table:style-name="ce16"/>
          <table:table-cell/>
        </table:table-row>
        <table:table-row table:style-name="ro1">
          <table:table-cell table:number-columns-repeated="15"/>
          <table:table-cell table:style-name="ce16"/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table:formula="of:=SUM([.D48:.Q48])" office:value-type="float" office:value="0" calcext:value-type="float">
            <text:p>0</text:p>
          </table:table-cell>
          <table:table-cell table:number-columns-repeated="13"/>
          <table:table-cell table:style-name="ce16"/>
          <table:table-cell/>
        </table:table-row>
        <table:table-row table:style-name="ro1">
          <table:table-cell table:style-name="ce36"/>
          <table:table-cell table:style-name="ce38"/>
          <table:table-cell table:style-name="ce41"/>
          <table:table-cell table:number-columns-repeated="12"/>
          <table:table-cell table:style-name="ce16"/>
          <table:table-cell/>
        </table:table-row>
        <table:table-row table:style-name="ro1">
          <table:table-cell table:style-name="ce37" office:value-type="string" calcext:value-type="string">
            <text:p>Papers</text:p>
          </table:table-cell>
          <table:table-cell table:style-name="ce37" table:formula="of:=COUNTIF([.B4:.B48]; &quot;&gt;0&quot;)&amp;&quot;/22&quot;" office:value-type="string" office:string-value="0/22" calcext:value-type="string">
            <text:p>0/22</text:p>
          </table:table-cell>
          <table:table-cell table:style-name="Default" table:number-columns-repeated="15"/>
        </table:table-row>
        <table:table-row table:style-name="ro1">
          <table:table-cell table:style-name="ce37" office:value-type="string" calcext:value-type="string">
            <text:p>Attempts</text:p>
          </table:table-cell>
          <table:table-cell table:style-name="ce37" table:formula="of:=COUNT([.D4:.Q49])&amp;&quot;/291&quot;" office:value-type="string" office:string-value="0/291" calcext:value-type="string">
            <text:p>0/291</text:p>
          </table:table-cell>
          <table:table-cell table:style-name="Default" table:number-columns-repeated="15"/>
        </table:table-row>
        <table:table-row table:style-name="ro1">
          <table:table-cell table:style-name="ce37" office:value-type="string" calcext:value-type="string">
            <text:p>Mean</text:p>
          </table:table-cell>
          <table:table-cell table:style-name="ce39" table:formula="of:=(SUM([.B4:.B48])/COUNTIF([.B4:.B48];&quot;&gt;5&quot;))" office:value-type="string" office:string-value="" calcext:value-type="error">
            <text:p>#DIV/0!</text:p>
          </table:table-cell>
          <table:table-cell table:style-name="Default" table:number-columns-repeated="15"/>
        </table:table-row>
        <table:table-row table:style-name="ro1">
          <table:table-cell table:style-name="ce37" office:value-type="string" calcext:value-type="string">
            <text:p>S.d</text:p>
          </table:table-cell>
          <table:table-cell table:style-name="ce37" table:formula="of:= FLOOR(SQRT( (SUMSQ([.B4:.B47])/COUNTIF([.B4:.B48];&quot;&gt;5&quot;)) - [.B52]^2 ); 0.1)" office:value-type="string" office:string-value="" calcext:value-type="error">
            <text:p>#DIV/0!</text:p>
          </table:table-cell>
          <table:table-cell table:style-name="Default" table:number-columns-repeated="15"/>
        </table:table-row>
        <calcext:conditional-formats>
          <calcext:conditional-format calcext:target-range-address="'STEP 3'.D4:'STEP 3'.Q49">
            <calcext:condition calcext:apply-style-name="Low" calcext:value="between(1,9)" calcext:base-cell-address="'STEP 3'.D4"/>
            <calcext:condition calcext:apply-style-name="Mid" calcext:value="between(10,15)" calcext:base-cell-address="'STEP 3'.D4"/>
            <calcext:condition calcext:apply-style-name="High" calcext:value="between(16,20)" calcext:base-cell-address="'STEP 3'.D4"/>
            <calcext:condition calcext:apply-style-name="Low" calcext:value="=&quot;?&quot;" calcext:base-cell-address="'STEP 3'.D4"/>
            <calcext:condition calcext:apply-style-name="Default" calcext:value="=&quot;N/A&quot;" calcext:base-cell-address="'STEP 3'.D4"/>
          </calcext:conditional-format>
        </calcext:conditional-formats>
      </table:table>
      <table:table table:name="STEP 1" table:style-name="ta1">
        <table:table-column table:style-name="co8" table:default-cell-style-name="ce35"/>
        <table:table-column table:style-name="co9" table:default-cell-style-name="ce33"/>
        <table:table-column table:style-name="co10" table:default-cell-style-name="ce40"/>
        <table:table-column table:style-name="co4" table:number-columns-repeated="13" table:default-cell-style-name="ce17"/>
        <table:table-column table:style-name="co4" table:default-cell-style-name="ce19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number-columns-repeated="14" table:default-cell-style-name="Default"/>
        <table:table-column table:style-name="co8" table:default-cell-style-name="Default"/>
        <table:table-column table:style-name="co4" table:default-cell-style-name="Default"/>
        <table:table-column table:style-name="co13" table:default-cell-style-name="Default"/>
        <table:table-row table:style-name="ro1">
          <table:table-cell table:style-name="ce33" office:value-type="string" calcext:value-type="string">
            <text:p>STEP 1</text:p>
          </table:table-cell>
          <table:table-cell office:value-type="string" calcext:value-type="string">
            <text:p>Timed</text:p>
          </table:table-cell>
          <table:table-cell/>
          <table:table-cell table:style-name="ce42" table:number-columns-repeated="14"/>
          <table:table-cell table:number-columns-repeated="20"/>
        </table:table-row>
        <table:table-row table:style-name="ro1">
          <table:table-cell table:style-name="ce34" office:value-type="string" calcext:value-type="string">
            <text:p>Question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Grade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4" calcext:value-type="float">
            <text:p>1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Year/Comments</text:p>
          </table:table-cell>
          <table:table-cell table:style-name="ce35"/>
          <table:table-cell/>
          <table:table-cell table:style-name="ce42" table:number-columns-repeated="14"/>
          <table:table-cell table:number-columns-repeated="20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table:style-name="ce17"/>
          <table:table-cell table:number-columns-repeated="20"/>
        </table:table-row>
        <table:table-row table:style-name="ro1">
          <table:table-cell table:style-name="ce34"/>
          <table:table-cell table:number-columns-repeated="4"/>
          <table:table-cell table:style-name="ce18"/>
          <table:table-cell table:number-columns-repeated="10"/>
          <table:table-cell table:style-name="ce17"/>
          <table:table-cell table:number-columns-repeated="20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formula="of:=SUM([.D6:.Q6])" office:value-type="float" office:value="0" calcext:value-type="float">
            <text:p>0</text:p>
          </table:table-cell>
          <table:table-cell table:number-columns-repeated="3"/>
          <table:table-cell table:style-name="ce18"/>
          <table:table-cell table:number-columns-repeated="10"/>
          <table:table-cell table:style-name="ce17"/>
          <table:table-cell table:number-columns-repeated="20"/>
        </table:table-row>
        <table:table-row table:style-name="ro1">
          <table:table-cell table:number-columns-repeated="16"/>
          <table:table-cell table:style-name="ce17"/>
          <table:table-cell table:number-columns-repeated="20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SUM([.D8:.Q8])" office:value-type="float" office:value="0" calcext:value-type="float">
            <text:p>0</text:p>
          </table:table-cell>
          <table:table-cell table:number-columns-repeated="14"/>
          <table:table-cell table:style-name="ce17"/>
          <table:table-cell table:number-columns-repeated="20"/>
        </table:table-row>
        <table:table-row table:style-name="ro1">
          <table:table-cell table:number-columns-repeated="16"/>
          <table:table-cell table:style-name="ce17"/>
          <table:table-cell table:number-columns-repeated="20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formula="of:=SUM([.D10:.Q10])" office:value-type="float" office:value="0" calcext:value-type="float">
            <text:p>0</text:p>
          </table:table-cell>
          <table:table-cell table:number-columns-repeated="14"/>
          <table:table-cell table:style-name="ce17"/>
          <table:table-cell table:number-columns-repeated="20"/>
        </table:table-row>
        <table:table-row table:style-name="ro1">
          <table:table-cell table:number-columns-repeated="16"/>
          <table:table-cell table:style-name="ce17"/>
          <table:table-cell table:number-columns-repeated="20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formula="of:=SUM([.D12:.Q12])" office:value-type="float" office:value="0" calcext:value-type="float">
            <text:p>0</text:p>
          </table:table-cell>
          <table:table-cell table:number-columns-repeated="14"/>
          <table:table-cell table:style-name="ce17"/>
          <table:table-cell table:number-columns-repeated="20"/>
        </table:table-row>
        <table:table-row table:style-name="ro1">
          <table:table-cell table:number-columns-repeated="16"/>
          <table:table-cell table:style-name="ce17"/>
          <table:table-cell table:number-columns-repeated="20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formula="of:=SUM([.D14:.Q14])" office:value-type="float" office:value="0" calcext:value-type="float">
            <text:p>0</text:p>
          </table:table-cell>
          <table:table-cell table:number-columns-repeated="14"/>
          <table:table-cell table:style-name="ce17"/>
          <table:table-cell table:number-columns-repeated="20"/>
        </table:table-row>
        <table:table-row table:style-name="ro1">
          <table:table-cell table:number-columns-repeated="16"/>
          <table:table-cell table:style-name="ce17"/>
          <table:table-cell table:number-columns-repeated="20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SUM([.D16:.Q16])" office:value-type="float" office:value="0" calcext:value-type="float">
            <text:p>0</text:p>
          </table:table-cell>
          <table:table-cell table:number-columns-repeated="14"/>
          <table:table-cell table:style-name="ce17"/>
          <table:table-cell table:number-columns-repeated="20"/>
        </table:table-row>
        <table:table-row table:style-name="ro1">
          <table:table-cell table:number-columns-repeated="16"/>
          <table:table-cell table:style-name="ce17"/>
          <table:table-cell table:number-columns-repeated="20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formula="of:=SUM([.D18:.Q18])" office:value-type="float" office:value="0" calcext:value-type="float">
            <text:p>0</text:p>
          </table:table-cell>
          <table:table-cell table:number-columns-repeated="14"/>
          <table:table-cell table:style-name="ce17"/>
          <table:table-cell table:number-columns-repeated="20"/>
        </table:table-row>
        <table:table-row table:style-name="ro1">
          <table:table-cell table:number-columns-repeated="16"/>
          <table:table-cell table:style-name="ce17"/>
          <table:table-cell table:number-columns-repeated="20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formula="of:=SUM([.D20:.Q20])" office:value-type="float" office:value="0" calcext:value-type="float">
            <text:p>0</text:p>
          </table:table-cell>
          <table:table-cell table:number-columns-repeated="14"/>
          <table:table-cell table:style-name="ce17"/>
          <table:table-cell table:number-columns-repeated="20"/>
        </table:table-row>
        <table:table-row table:style-name="ro1">
          <table:table-cell table:number-columns-repeated="16"/>
          <table:table-cell table:style-name="ce17"/>
          <table:table-cell table:number-columns-repeated="20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SUM([.D22:.Q22])" office:value-type="float" office:value="0" calcext:value-type="float">
            <text:p>0</text:p>
          </table:table-cell>
          <table:table-cell table:number-columns-repeated="14"/>
          <table:table-cell table:style-name="ce17"/>
          <table:table-cell table:number-columns-repeated="20"/>
        </table:table-row>
        <table:table-row table:style-name="ro1">
          <table:table-cell table:number-columns-repeated="16"/>
          <table:table-cell table:style-name="ce17"/>
          <table:table-cell table:number-columns-repeated="20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SUM([.D24:.Q24])"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formula="of:=SUM([.D26:.Q26])"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SUM([.D28:.Q28])"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SUM([.D30:.Q30])"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SUM([.D32:.Q32])"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SUM([.D34:.Q34])"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SUM([.D36:.Q36])"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SUM([.D38:.Q38])"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formula="of:=SUM([.D40:.Q40])"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formula="of:=SUM([.D42:.Q42])"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formula="of:=SUM([.D44:.Q44])"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formula="of:=SUM([.D46:.Q46])" office:value-type="float" office:value="0" calcext:value-type="float">
            <text:p>0</text:p>
          </table:table-cell>
          <table:table-cell table:number-columns-repeated="13"/>
          <table:table-cell table:style-name="ce19"/>
          <table:table-cell table:number-columns-repeated="21"/>
        </table:table-row>
        <table:table-row table:style-name="ro1">
          <table:table-cell table:number-columns-repeated="15"/>
          <table:table-cell table:style-name="ce19"/>
          <table:table-cell table:number-columns-repeated="21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formula="of:=SUM([.D48:.Q48])" office:value-type="float" office:value="0" calcext:value-type="float">
            <text:p>0</text:p>
          </table:table-cell>
          <table:table-cell table:number-columns-repeated="13"/>
          <table:table-cell table:style-name="ce19"/>
          <table:table-cell table:number-columns-repeated="21"/>
        </table:table-row>
        <table:table-row table:style-name="ro1">
          <table:table-cell table:style-name="ce36"/>
          <table:table-cell table:style-name="ce38"/>
          <table:table-cell table:style-name="ce41"/>
          <table:table-cell table:number-columns-repeated="12"/>
          <table:table-cell table:style-name="ce19"/>
          <table:table-cell table:number-columns-repeated="21"/>
        </table:table-row>
        <table:table-row table:style-name="ro1">
          <table:table-cell table:style-name="ce37" office:value-type="string" calcext:value-type="string">
            <text:p>Papers</text:p>
          </table:table-cell>
          <table:table-cell table:style-name="ce37" table:formula="of:=COUNTIF([.B4:.B48]; &quot;&gt;0&quot;)&amp;&quot;/22&quot;" office:value-type="string" office:string-value="0/22" calcext:value-type="string">
            <text:p>0/22</text:p>
          </table:table-cell>
          <table:table-cell table:style-name="Default" table:number-columns-repeated="15"/>
          <table:table-cell table:number-columns-repeated="20"/>
        </table:table-row>
        <table:table-row table:style-name="ro1">
          <table:table-cell table:style-name="ce37" office:value-type="string" calcext:value-type="string">
            <text:p>Attempts</text:p>
          </table:table-cell>
          <table:table-cell table:style-name="ce37" table:formula="of:=COUNT([.D4:.Q49])&amp;&quot;/291&quot;" office:value-type="string" office:string-value="0/291" calcext:value-type="string">
            <text:p>0/291</text:p>
          </table:table-cell>
          <table:table-cell table:style-name="Default" table:number-columns-repeated="15"/>
          <table:table-cell table:number-columns-repeated="20"/>
        </table:table-row>
        <table:table-row table:style-name="ro1">
          <table:table-cell table:style-name="ce37" office:value-type="string" calcext:value-type="string">
            <text:p>Mean</text:p>
          </table:table-cell>
          <table:table-cell table:style-name="ce39" table:formula="of:=(SUM([.B4:.B48])/COUNTIF([.B4:.B48];&quot;&gt;5&quot;))" office:value-type="string" office:string-value="" calcext:value-type="error">
            <text:p>#DIV/0!</text:p>
          </table:table-cell>
          <table:table-cell table:style-name="Default" table:number-columns-repeated="15"/>
          <table:table-cell table:number-columns-repeated="20"/>
        </table:table-row>
        <table:table-row table:style-name="ro1">
          <table:table-cell table:style-name="ce37" office:value-type="string" calcext:value-type="string">
            <text:p>S.d</text:p>
          </table:table-cell>
          <table:table-cell table:style-name="ce37" table:formula="of:= FLOOR(SQRT( (SUMSQ([.B4:.B47])/COUNTIF([.B4:.B48];&quot;&gt;5&quot;)) - [.B52]^2 ); 0.1)" office:value-type="string" office:string-value="" calcext:value-type="error">
            <text:p>#DIV/0!</text:p>
          </table:table-cell>
          <table:table-cell table:style-name="Default" table:number-columns-repeated="15"/>
          <table:table-cell table:number-columns-repeated="20"/>
        </table:table-row>
        <calcext:conditional-formats>
          <calcext:conditional-format calcext:target-range-address="'STEP 1'.D4:'STEP 1'.Q49">
            <calcext:condition calcext:apply-style-name="Low" calcext:value="between(1,9)" calcext:base-cell-address="'STEP 1'.D4"/>
            <calcext:condition calcext:apply-style-name="Mid" calcext:value="between(10,15)" calcext:base-cell-address="'STEP 1'.D4"/>
            <calcext:condition calcext:apply-style-name="High" calcext:value="between(16,20)" calcext:base-cell-address="'STEP 1'.D4"/>
            <calcext:condition calcext:apply-style-name="Low" calcext:value="=&quot;?&quot;" calcext:base-cell-address="'STEP 1'.D4"/>
            <calcext:condition calcext:apply-style-name="Default" calcext:value="=&quot;N/A&quot;" calcext:base-cell-address="'STEP 1'.D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1" svg:font-family="'Liberation Mono'"/>
    <style:font-face style:name="Liberation Mono" svg:font-family="'Liberation Mono'" style:font-adornments="Standard" style:font-family-generic="modern" style:font-pitch="fixed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imbus Sans" style:language-asian="zh" style:country-asian="CN" style:font-name-complex="Noto Sans Devanagari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fo:background-color="#000000" style:text-align-source="value-type" style:repeat-content="false" style:vertical-align="middle"/>
      <style:text-properties fo:color="#00ae00" style:font-name="Liberation Mono" fo:font-family="'Liberation Mono'" style:font-style-name="Standard" style:font-family-generic="modern" style:font-pitch="fixed" fo:language="en" fo:country="US"/>
    </style:style>
    <style:style style:name="Heading" style:family="table-cell" style:parent-style-name="Default">
      <style:table-cell-properties fo:background-color="#00ae00" style:text-align-source="fix" style:repeat-content="false" fo:border="7.51pt double #00ae00" style:border-line-width="0.0346in 0.0346in 0.0346in"/>
      <style:paragraph-properties fo:text-align="center"/>
      <style:text-properties fo:color="#000000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00ae00" fo:border="0.99pt solid #00ae00"/>
      <style:text-properties fo:color="#000000" fo:font-size="10pt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="0.06pt solid #00ae00"/>
      <style:text-properties fo:font-style="normal" style:text-underline-style="none" fo:font-weight="bold"/>
    </style:style>
    <style:style style:name="Result2" style:family="table-cell" style:parent-style-name="Result">
      <style:text-properties fo:font-weight="bold"/>
    </style:style>
    <style:style style:name="Background" style:family="table-cell" style:parent-style-name="Default">
      <style:table-cell-properties fo:background-color="#666666"/>
      <style:text-properties fo:color="#3deb3d"/>
    </style:style>
    <style:style style:name="Card" style:family="table-cell" style:parent-style-name="Default">
      <style:table-cell-properties fo:background-color="#000000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color="#00ae00" fo:font-weight="bold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order="0.06pt solid #00ae00" style:shadow="none"/>
      <style:text-properties fo:font-style="italic" fo:font-weight="bold"/>
    </style:style>
    <style:style style:name="Card_20_TL" style:display-name="Card TL" style:family="table-cell" style:parent-style-name="Card">
      <style:table-cell-properties fo:border-bottom="none" fo:border-left="1.11pt double #00ae00" style:border-line-width-left="0.0008in 0.0138in 0.0008in" fo:border-right="none" fo:border-top="1.11pt double #00ae00" style:border-line-width-top="0.0008in 0.0138in 0.0008in"/>
    </style:style>
    <style:style style:name="Card_20_T" style:display-name="Card T" style:family="table-cell" style:parent-style-name="Card">
      <style:table-cell-properties fo:border-bottom="none" fo:border-left="none" fo:border-right="none" fo:border-top="1.11pt double #00ae00" style:border-line-width-top="0.0008in 0.0138in 0.0008in"/>
    </style:style>
    <style:style style:name="Card_20_TR" style:display-name="Card TR" style:family="table-cell" style:parent-style-name="Card">
      <style:table-cell-properties fo:border-bottom="none" fo:border-left="none" fo:border-right="1.11pt double #00ae00" style:border-line-width-right="0.0008in 0.0138in 0.0008in" fo:border-top="1.11pt double #00ae00" style:border-line-width-top="0.0008in 0.0138in 0.0008in"/>
    </style:style>
    <style:style style:name="Card_20_L" style:display-name="Card L" style:family="table-cell" style:parent-style-name="Card">
      <style:table-cell-properties fo:border-bottom="none" fo:border-left="1.11pt double #00ae00" style:border-line-width-left="0.0008in 0.0138in 0.0008in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1.11pt double #00ae00" style:border-line-width-right="0.0008in 0.0138in 0.0008in" fo:border-top="none"/>
    </style:style>
    <style:style style:name="Card_20_B" style:display-name="Card B" style:family="table-cell" style:parent-style-name="Card">
      <style:table-cell-properties fo:border-bottom="1.11pt double #00ae00" style:border-line-width-bottom="0.0008in 0.0138in 0.0008in" fo:border-left="none" fo:border-right="none" fo:border-top="none"/>
    </style:style>
    <style:style style:name="Card_20_BL" style:display-name="Card BL" style:family="table-cell" style:parent-style-name="Card">
      <style:table-cell-properties fo:border-bottom="1.11pt double #00ae00" style:border-line-width-bottom="0.0008in 0.0138in 0.0008in" fo:border-left="1.11pt double #00ae00" style:border-line-width-left="0.0008in 0.0138in 0.0008in" fo:border-right="none" fo:border-top="none"/>
    </style:style>
    <style:style style:name="Card_20_BR" style:display-name="Card BR" style:family="table-cell" style:parent-style-name="Card">
      <style:table-cell-properties fo:border-bottom="1.11pt double #00ae00" style:border-line-width-bottom="0.0008in 0.0138in 0.0008in" fo:border-left="none" fo:border-right="1.11pt double #00ae00" style:border-line-width-right="0.0008in 0.0138in 0.0008in" fo:border-top="none"/>
    </style:style>
    <style:style style:name="Column_20_Header" style:display-name="Column Header" style:family="table-cell" style:parent-style-name="Card">
      <style:table-cell-properties fo:background-color="#00ae00" fo:border="0.06pt solid #00ae00" fo:padding="0.0138in" style:vertical-align="automatic"/>
      <style:text-properties fo:color="#000000"/>
    </style:style>
    <style:style style:name="Untitled1" style:family="table-cell" style:parent-style-name="Default">
      <style:table-cell-properties fo:background-color="#c9211e" style:diagonal-bl-tr="none" style:diagonal-tl-br="none"/>
    </style:style>
    <style:style style:name="Low" style:family="table-cell" style:parent-style-name="Background">
      <style:table-cell-properties fo:background-color="#890b0b" style:diagonal-bl-tr="none" style:diagonal-tl-br="none"/>
      <style:text-properties fo:color="#ffffff" fo:font-size="14pt" fo:font-weight="bold"/>
    </style:style>
    <style:style style:name="Mid" style:family="table-cell" style:parent-style-name="Background">
      <style:table-cell-properties fo:background-color="#b09300" style:diagonal-bl-tr="none" style:diagonal-tl-br="none"/>
      <style:text-properties fo:color="#ffffff" fo:font-size="14pt" fo:font-weight="bold"/>
    </style:style>
    <style:style style:name="High" style:family="table-cell" style:parent-style-name="Background">
      <style:table-cell-properties fo:background-color="#069a2e" style:diagonal-bl-tr="none" style:diagonal-tl-br="none"/>
      <style:text-properties fo:color="#ffffff" fo:font-size="14pt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5in" fo:page-height="11in"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style:table-centering="horizontal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in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1-03-21">00/00/0000</text:date></text:span><text:span text:style-name="MT1">, </text:span><text:span text:style-name="MT1"><text:time style:data-style-name="N2" text:time-value="20:26:56.731337569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6T18:54:15.499242143</meta:creation-date>
    <meta:generator>LibreOffice/7.1.1.2$Linux_X86_64 LibreOffice_project/10$Build-2</meta:generator>
    <dc:date>2021-03-21T20:28:16.143488869</dc:date>
    <meta:editing-duration>P1DT7H10M55S</meta:editing-duration>
    <meta:editing-cycles>82</meta:editing-cycles>
    <meta:document-statistic meta:table-count="3" meta:cell-count="255" meta:object-count="0"/>
  </office:meta>
</office:document-meta>
</file>